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handas" fo:font-size="11pt" fo:font-weight="bold" officeooo:rsid="00204d62" officeooo:paragraph-rsid="00204d62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Chandas" fo:font-size="11pt" fo:font-weight="bold" officeooo:rsid="0020b175" officeooo:paragraph-rsid="0020b175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Chandas" fo:font-size="11pt" fo:font-weight="bold" officeooo:rsid="0022c0c6" officeooo:paragraph-rsid="0022c0c6" style:font-size-asian="11pt" style:font-weight-asian="bold" style:font-size-complex="11pt" style:font-weight-complex="bold"/>
    </style:style>
    <style:style style:name="T1" style:family="text">
      <style:text-properties officeooo:rsid="001fd80f"/>
    </style:style>
    <style:style style:name="T2" style:family="text">
      <style:text-properties officeooo:rsid="002149d3"/>
    </style:style>
    <style:style style:name="T3" style:family="text">
      <style:text-properties style:font-name="Chandas" fo:font-weight="normal" style:font-weight-asian="normal" style:font-weight-complex="normal"/>
    </style:style>
    <style:style style:name="T4" style:family="text">
      <style:text-properties style:font-name="Chandas" fo:font-weight="normal" officeooo:rsid="001fd80f" style:font-weight-asian="normal" style:font-weight-complex="normal"/>
    </style:style>
    <style:style style:name="T5" style:family="text">
      <style:text-properties style:font-name="Chandas" fo:font-weight="normal" officeooo:rsid="002149d3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stand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5:02:51.347864001</meta:creation-date>
    <dc:date>2022-05-30T09:46:14.759743714</dc:date>
    <meta:editing-duration>PT11M5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